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fo:font-weight="bold" officeooo:rsid="000fcd5b" officeooo:paragraph-rsid="000fcd5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fo:font-weight="bold" officeooo:rsid="000fcd5b" officeooo:paragraph-rsid="000fcd5b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17f24" officeooo:paragraph-rsid="00117f2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25495" officeooo:paragraph-rsid="0012549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4125c" officeooo:paragraph-rsid="0014125c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5c6aa" officeooo:paragraph-rsid="0015c6aa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66964" officeooo:paragraph-rsid="00166964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language="fr" fo:country="FR" fo:font-weight="normal" officeooo:rsid="000fcd5b" officeooo:paragraph-rsid="000fcd5b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0fcd5b" officeooo:paragraph-rsid="000fcd5b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0fcd5b" officeooo:paragraph-rsid="000fcd5b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language="fr" fo:country="FR" fo:font-weight="normal" officeooo:rsid="0017495a" officeooo:paragraph-rsid="0017495a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fr" fo:country="FR" fo:font-weight="normal" officeooo:rsid="001752cb" officeooo:paragraph-rsid="001752cb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fr" fo:country="FR" fo:font-weight="normal" officeooo:rsid="0018740b" officeooo:paragraph-rsid="0018740b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language="fr" fo:country="FR" fo:font-weight="normal" officeooo:rsid="00199dbc" officeooo:paragraph-rsid="00199dbc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1c63d3" officeooo:paragraph-rsid="001c63d3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1c9e9e" officeooo:paragraph-rsid="001c9e9e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263145" officeooo:paragraph-rsid="00263145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267be2" officeooo:paragraph-rsid="00267be2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1ccf35" officeooo:paragraph-rsid="001ccf35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21b9cf" officeooo:paragraph-rsid="0021b9cf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1dc6f1" officeooo:paragraph-rsid="001dc6f1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1e8f11" officeooo:paragraph-rsid="001e8f11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2014d8" officeooo:paragraph-rsid="002014d8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20b160" officeooo:paragraph-rsid="0020b160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20b160" officeooo:paragraph-rsid="007bc2e1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language="fr" fo:country="FR" fo:font-weight="normal" officeooo:rsid="0024366a" officeooo:paragraph-rsid="0024366a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2a18f4" officeooo:paragraph-rsid="002a18f4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2b161c" officeooo:paragraph-rsid="002b161c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d3a9d" officeooo:paragraph-rsid="003d3a9d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dfd04" officeooo:paragraph-rsid="003dfd04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f4b63" officeooo:paragraph-rsid="003f4b63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43ea45" officeooo:paragraph-rsid="0043ea45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2ce447" officeooo:paragraph-rsid="002ce447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2d6c34" officeooo:paragraph-rsid="002d6c34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22303" officeooo:paragraph-rsid="00322303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7cbe0a" officeooo:paragraph-rsid="007cbe0a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304d4" officeooo:paragraph-rsid="003304d4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4c570" officeooo:paragraph-rsid="0034c570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590f2" officeooo:paragraph-rsid="003590f2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7a8a9" officeooo:paragraph-rsid="0086829f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6db9b" officeooo:paragraph-rsid="0036db9b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b368f" officeooo:paragraph-rsid="003b368f" style:font-size-asian="10.5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b913b" officeooo:paragraph-rsid="003b913b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41d365" officeooo:paragraph-rsid="0041d365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417bd6" officeooo:paragraph-rsid="00417bd6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4227e7" officeooo:paragraph-rsid="004227e7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6aade3" officeooo:paragraph-rsid="006aade3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471164" officeooo:paragraph-rsid="00471164" style:font-size-asian="10.5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472495" officeooo:paragraph-rsid="00472495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481aa7" officeooo:paragraph-rsid="00481aa7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497c59" officeooo:paragraph-rsid="00497c59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4e524f" officeooo:paragraph-rsid="004e524f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4fcb97" officeooo:paragraph-rsid="004fcb97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21f9d" officeooo:paragraph-rsid="00521f9d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2c936" officeooo:paragraph-rsid="0052c936" style:font-size-asian="10.5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3060b" officeooo:paragraph-rsid="0053060b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58ba7" officeooo:paragraph-rsid="00558ba7" style:font-size-asian="10.5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609f6" officeooo:paragraph-rsid="005609f6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61fae" officeooo:paragraph-rsid="00561fae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7e371" officeooo:paragraph-rsid="0057e371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8dd63" officeooo:paragraph-rsid="0058dd63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05970cf" officeooo:paragraph-rsid="005970cf" style:font-size-asian="10.5pt" style:font-weight-asian="normal" style:font-size-complex="12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5bdf14" officeooo:paragraph-rsid="005bdf14" style:font-size-asian="10.5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5dc0ba" officeooo:paragraph-rsid="005dc0ba" style:font-size-asian="10.5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5f3927" officeooo:paragraph-rsid="005f3927" style:font-size-asian="10.5pt" style:font-weight-asian="normal" style:font-size-complex="12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093e3" officeooo:paragraph-rsid="006093e3" style:font-size-asian="10.5pt" style:font-weight-asian="normal" style:font-size-complex="12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25595" officeooo:paragraph-rsid="00625595" style:font-size-asian="10.5pt" style:font-weight-asian="normal" style:font-size-complex="12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29266" officeooo:paragraph-rsid="00629266" style:font-size-asian="10.5pt" style:font-weight-asian="normal" style:font-size-complex="12pt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32314" officeooo:paragraph-rsid="00632314" style:font-size-asian="10.5pt" style:font-weight-asian="normal" style:font-size-complex="12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3cf61" officeooo:paragraph-rsid="0063cf61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6c31c" officeooo:paragraph-rsid="0066c31c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882da" officeooo:paragraph-rsid="006882da" style:font-size-asian="10.5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a387b" officeooo:paragraph-rsid="006a387b" style:font-size-asian="10.5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c76c2" officeooo:paragraph-rsid="006c76c2" style:font-size-asian="10.5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d2682" officeooo:paragraph-rsid="006d2682" style:font-size-asian="10.5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f1751" officeooo:paragraph-rsid="006f1751" style:font-size-asian="10.5pt" style:font-weight-asian="normal" style:font-size-complex="12pt" style:font-weight-complex="normal"/>
    </style:style>
    <style:style style:name="P77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6f9a98" officeooo:paragraph-rsid="006f9a98" style:font-size-asian="10.5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716ad7" officeooo:paragraph-rsid="00716ad7" style:font-size-asian="10.5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735fce" officeooo:paragraph-rsid="00735fce" style:font-size-asian="10.5pt" style:font-weight-asian="normal" style:font-size-complex="12pt" style:font-weight-complex="normal"/>
    </style:style>
    <style:style style:name="P80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73aaf7" officeooo:paragraph-rsid="0073aaf7" style:font-size-asian="10.5pt" style:font-weight-asian="normal" style:font-size-complex="12pt" style:font-weight-complex="normal"/>
    </style:style>
    <style:style style:name="P81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76ae6f" officeooo:paragraph-rsid="0076ae6f" style:font-size-asian="10.5pt" style:font-weight-asian="normal" style:font-size-complex="12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776b55" officeooo:paragraph-rsid="00776b55" style:font-size-asian="10.5pt" style:font-weight-asian="normal" style:font-size-complex="12pt" style:font-weight-complex="normal"/>
    </style:style>
    <style:style style:name="T1" style:family="text">
      <style:text-properties officeooo:rsid="00125495"/>
    </style:style>
    <style:style style:name="T2" style:family="text">
      <style:text-properties officeooo:rsid="00166964"/>
    </style:style>
    <style:style style:name="T3" style:family="text">
      <style:text-properties officeooo:rsid="0017495a"/>
    </style:style>
    <style:style style:name="T4" style:family="text">
      <style:text-properties officeooo:rsid="0018740b"/>
    </style:style>
    <style:style style:name="T5" style:family="text">
      <style:text-properties officeooo:rsid="001b2e25"/>
    </style:style>
    <style:style style:name="T6" style:family="text">
      <style:text-properties officeooo:rsid="002a18f4"/>
    </style:style>
    <style:style style:name="T7" style:family="text">
      <style:text-properties officeooo:rsid="002f683e"/>
    </style:style>
    <style:style style:name="T8" style:family="text">
      <style:text-properties officeooo:rsid="003a5c94"/>
    </style:style>
    <style:style style:name="T9" style:family="text">
      <style:text-properties officeooo:rsid="00405782"/>
    </style:style>
    <style:style style:name="T10" style:family="text">
      <style:text-properties officeooo:rsid="00471164"/>
    </style:style>
    <style:style style:name="T11" style:family="text">
      <style:text-properties officeooo:rsid="004d54f7"/>
    </style:style>
    <style:style style:name="T12" style:family="text">
      <style:text-properties officeooo:rsid="004e6198"/>
    </style:style>
    <style:style style:name="T13" style:family="text">
      <style:text-properties officeooo:rsid="0053060b"/>
    </style:style>
    <style:style style:name="T14" style:family="text">
      <style:text-properties officeooo:rsid="005444ca"/>
    </style:style>
    <style:style style:name="T15" style:family="text">
      <style:text-properties officeooo:rsid="0064f50b"/>
    </style:style>
    <style:style style:name="T16" style:family="text">
      <style:text-properties officeooo:rsid="006acbcd"/>
    </style:style>
    <style:style style:name="T17" style:family="text">
      <style:text-properties officeooo:rsid="0074d764"/>
    </style:style>
    <style:style style:name="T18" style:family="text">
      <style:text-properties officeooo:rsid="007937ec"/>
    </style:style>
    <style:style style:name="T19" style:family="text">
      <style:text-properties officeooo:rsid="0079ca53"/>
    </style:style>
    <style:style style:name="T20" style:family="text">
      <style:text-properties officeooo:rsid="007cf17d"/>
    </style:style>
    <style:style style:name="T21" style:family="text">
      <style:text-properties officeooo:rsid="007e6559"/>
    </style:style>
    <style:style style:name="T22" style:family="text">
      <style:text-properties officeooo:rsid="00803d10"/>
    </style:style>
    <style:style style:name="T23" style:family="text">
      <style:text-properties officeooo:rsid="00838d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type d’entretien technique</text:p>
      <text:p text:style-name="P1"/>
      <text:p text:style-name="P2">Algorithmie :</text:p>
      <text:p text:style-name="P2"/>
      <text:list xml:id="list2310411581093572426" text:style-name="L1">
        <text:list-item>
          <text:p text:style-name="P3">Comment expliqueriez-vous ce qu’est une variable à quelqu’un qui ne connaît pas la programmation ?</text:p>
        </text:list-item>
        <text:list-item>
          <text:p text:style-name="P3">Qu’est ce qu’une fonction et à quoi cela sert-il ?</text:p>
        </text:list-item>
        <text:list-item>
          <text:p text:style-name="P3">Quels sont les types de boucles que vous connaissez <text:span text:style-name="T1">(en PHP et en JS) </text:span>?</text:p>
        </text:list-item>
        <text:list-item>
          <text:p text:style-name="P3">Quelle est la différence entre une boucle while et une boucle do/while ?</text:p>
        </text:list-item>
        <text:list-item>
          <text:p text:style-name="P3">Quelle est la différence entre une structure conditionnelle classique et un switch ?</text:p>
        </text:list-item>
        <text:list-item>
          <text:p text:style-name="P4">Quels sont les types de données que vous connaissez ?</text:p>
        </text:list-item>
        <text:list-item>
          <text:p text:style-name="P4">Dans les langages de programmation de quoi est classiquement composé un tableau ?</text:p>
        </text:list-item>
        <text:list-item>
          <text:p text:style-name="P4">Quelle est la particularité des index<text:span text:style-name="T18">es</text:span> des tableaux ?</text:p>
        </text:list-item>
        <text:list-item>
          <text:p text:style-name="P4">Quelle est la différence entre un tableau standard et un tableau dit associatif ?</text:p>
        </text:list-item>
        <text:list-item>
          <text:p text:style-name="P5">A quoi sert la fonction return souvent appelée à la fin d’une fonction ?</text:p>
        </text:list-item>
        <text:list-item>
          <text:p text:style-name="P6">Comment peut-on rendre un paramètre optionnel dans une fonction ?</text:p>
        </text:list-item>
        <text:list-item>
          <text:p text:style-name="P6">Qu’est ce qu’une f<text:span text:style-name="T2">onction récursive</text:span> ?</text:p>
        </text:list-item>
        <text:list-item>
          <text:p text:style-name="P7">Qu’est ce qu’une fonction de callback ?</text:p>
        </text:list-item>
      </text:list>
      <text:p text:style-name="P2"/>
      <text:p text:style-name="P2">Intégration :</text:p>
      <text:p text:style-name="P2"/>
      <text:list xml:id="list3418804456770288499" text:style-name="L2">
        <text:list-item>
          <text:p text:style-name="P8">Q<text:span text:style-name="T3">u’est ce que la norme utf-8 ?</text:span></text:p>
        </text:list-item>
        <text:list-item>
          <text:p text:style-name="P11">Qu’est ce que HTML ?</text:p>
        </text:list-item>
        <text:list-item>
          <text:p text:style-name="P11">Qu’est ce que CSS ?</text:p>
        </text:list-item>
        <text:list-item>
          <text:p text:style-name="P11">Selon-vous HTML et CSS sont-ils des langages de programmation ?</text:p>
        </text:list-item>
        <text:list-item>
          <text:p text:style-name="P11">Qu’est ce que le HTML sémantique ?</text:p>
        </text:list-item>
        <text:list-item>
          <text:p text:style-name="P11">Qu’est la différence entre une balise de type span et une balise de type div ?</text:p>
        </text:list-item>
        <text:list-item>
          <text:p text:style-name="P11">Selon vous, qu’est <text:span text:style-name="T18">ce </text:span>qui caractérise une bonne architecture HTML ?</text:p>
        </text:list-item>
        <text:list-item>
          <text:p text:style-name="P11">Quelle<text:span text:style-name="T19">s</text:span> sont les balises sémantiques que vous connaissez ?</text:p>
        </text:list-item>
        <text:list-item>
          <text:p text:style-name="P11">A quoi sert la balise iframe ?</text:p>
        </text:list-item>
        <text:list-item>
          <text:p text:style-name="P12">Qu’est ce qu’un attribut en HTML ?</text:p>
        </text:list-item>
        <text:list-item>
          <text:p text:style-name="P12">Quelle est la différence entre un id et une classe ?</text:p>
        </text:list-item>
        <text:list-item>
          <text:p text:style-name="P12">Quelles sont les 3 façons d’intégrer du CSS dans une page web ?</text:p>
        </text:list-item>
        <text:list-item>
          <text:p text:style-name="P12">Qu’est ce qu’une classe utilitaire ?</text:p>
        </text:list-item>
        <text:list-item>
          <text:p text:style-name="P12">Selon-vous qu’est ce qu’un bon CSS ?</text:p>
        </text:list-item>
        <text:list-item>
          <text:p text:style-name="P12">Pouvez-vous expliquer le principe DRY ?</text:p>
        </text:list-item>
        <text:list-item>
          <text:p text:style-name="P12">A quelle spécificité du langage CSS la notion de cascade fait-elle référence ?</text:p>
        </text:list-item>
        <text:list-item>
          <text:p text:style-name="P12">Qu’est ce qu’une super propriété ?</text:p>
        </text:list-item>
        <text:list-item>
          <text:p text:style-name="P12">Quelles sont les différentes techniques de positionnement que vous connaissez en CSS ?</text:p>
        </text:list-item>
        <text:list-item>
          <text:p text:style-name="P12">Qu’est ce qu’une pseudo-<text:span text:style-name="T4">classe et à quoi cela sert-il</text:span> ?</text:p>
        </text:list-item>
        <text:list-item>
          <text:p text:style-name="P13">Quelles sont les pseudo-classes que vous connaissez ?</text:p>
        </text:list-item>
        <text:list-item>
          <text:p text:style-name="P14">Avec flexbox, pour gérer la position d’éléments <text:span text:style-name="T5">HTML</text:span>, doit-on cibler ces éléments ou leur parent ?</text:p>
        </text:list-item>
      </text:list>
      <text:p text:style-name="P2"/>
      <text:p text:style-name="P2">Développement front-end :</text:p>
      <text:p text:style-name="P2"/>
      <text:list xml:id="list598924757542585802" text:style-name="L3">
        <text:list-item>
          <text:p text:style-name="P15">Quelle est la différence entre JavaScript et TypeScript ?</text:p>
        </text:list-item>
        <text:list-item>
          <text:p text:style-name="P15">Quelles sont les différentes façon d’intégrer du JavaScript dans une page web ?</text:p>
        </text:list-item>
        <text:list-item>
          <text:p text:style-name="P16">Qu’est ce qui caractérise un langage dit asynchrone ?</text:p>
        </text:list-item>
        <text:list-item>
          <text:p text:style-name="P17">Qu’est ce que le DOM ?</text:p>
        </text:list-item>
        <text:list-item>
          <text:p text:style-name="P17">Quels sont les différents moyens de récupérer un objet HTML en JavaScript ?</text:p>
        </text:list-item>
        <text:list-item>
          <text:p text:style-name="P16">Qu’est ce qu’un événement ?</text:p>
        </text:list-item>
        <text:list-item>
          <text:p text:style-name="P18"><text:soft-page-break/>Comment peut-on ajouter des événements sur une page ?</text:p>
        </text:list-item>
        <text:list-item>
          <text:p text:style-name="P18">Pourquoi est-il important de charger sont JavaScript en bas de page ?</text:p>
        </text:list-item>
        <text:list-item>
          <text:p text:style-name="P16">Selon-vous quels sont les avantages et les inconvénients de JavaScript ?</text:p>
        </text:list-item>
        <text:list-item>
          <text:p text:style-name="P19">Qu’est ce que l’AJAX ?</text:p>
        </text:list-item>
        <text:list-item>
          <text:p text:style-name="P19">JavaScript est-il un langage orienté-objet ?</text:p>
        </text:list-item>
        <text:list-item>
          <text:p text:style-name="P19">Peut-on créer des classes en JavaScript</text:p>
        </text:list-item>
        <text:list-item>
          <text:p text:style-name="P19">Quelle est la différence entre une classe et un prototype ?</text:p>
        </text:list-item>
        <text:list-item>
          <text:p text:style-name="P19">Quelles sont les évolutions majeurs d’ES6 ?</text:p>
        </text:list-item>
        <text:list-item>
          <text:p text:style-name="P20">Quelle est la différence entre var et let</text:p>
        </text:list-item>
        <text:list-item>
          <text:p text:style-name="P20">A quoi sert le mot clef const ?</text:p>
        </text:list-item>
        <text:list-item>
          <text:p text:style-name="P19">Qu’est ce qu’une fonction fléchée ?</text:p>
        </text:list-item>
        <text:list-item>
          <text:p text:style-name="P21">Qu’est ce qu’un template litteral ?</text:p>
        </text:list-item>
        <text:list-item>
          <text:p text:style-name="P22">Qu’est ce que le format JSON ?</text:p>
        </text:list-item>
        <text:list-item>
          <text:p text:style-name="P22">Dans quels contexte le format JSON est-il souvent utilisé ?</text:p>
        </text:list-item>
        <text:list-item>
          <text:p text:style-name="P22">Pourquoi le format JSON est-il particulièrement performant avec JavaScript ?</text:p>
        </text:list-item>
        <text:list-item>
          <text:p text:style-name="P22">Quel est l’objet utilisé pour réaliser des requêtes AJAX</text:p>
        </text:list-item>
        <text:list-item>
          <text:p text:style-name="P22">Que permet de faire AJAX sur une page web ?</text:p>
        </text:list-item>
        <text:list-item>
          <text:p text:style-name="P23">Quel est le code correspondant à une requête réussie ?</text:p>
        </text:list-item>
        <text:list-item>
          <text:p text:style-name="P24">Quelle est la différence entre un framework et une librairie ?</text:p>
        </text:list-item>
        <text:list-item>
          <text:p text:style-name="P24">Qu’est ce que Jquery ?</text:p>
        </text:list-item>
        <text:list-item>
          <text:p text:style-name="P25">Quels sont les frameworks JavaScript que vous connaissez ?</text:p>
        </text:list-item>
        <text:list-item>
          <text:p text:style-name="P24">Quelle est la différence entre Angular et React ?</text:p>
        </text:list-item>
        <text:list-item>
          <text:p text:style-name="P24">Les frameworks Angular et React permettent-ils de manipuler une base de données directement ?</text:p>
        </text:list-item>
        <text:list-item>
          <text:p text:style-name="P26">Selon-vous pourquoi les frameworks JavaScript sont-ils autant utilisés aujourd’hui ?</text:p>
        </text:list-item>
      </text:list>
      <text:p text:style-name="P2"/>
      <text:p text:style-name="P2">Développement back-end :</text:p>
      <text:p text:style-name="P2"/>
      <text:list xml:id="list932902470580067054" text:style-name="L4">
        <text:list-item>
          <text:p text:style-name="P9">P<text:span text:style-name="T6">ourquoi codez-vous en PHP (ou n’importe quel autre langage) et pas un autre langage ?</text:span></text:p>
        </text:list-item>
        <text:list-item>
          <text:p text:style-name="P27">Pourquoi PHP est-il majoritairement utilisé dans le web ?</text:p>
        </text:list-item>
        <text:list-item>
          <text:p text:style-name="P28">Quels sont les autres langages de développement back-end que vous connaissez ?</text:p>
        </text:list-item>
        <text:list-item>
          <text:p text:style-name="P29">Qu’est ce qu’une superglobale en PHP ?</text:p>
        </text:list-item>
        <text:list-item>
          <text:p text:style-name="P30">Quelles sont les variables superglobales que vous connaissez ?</text:p>
        </text:list-item>
        <text:list-item>
          <text:p text:style-name="P30">Quels sont les deux moyens principaux de transmettre des données en PHP ?</text:p>
        </text:list-item>
        <text:list-item>
          <text:p text:style-name="P31">Quelle est la différence entre include et require <text:span text:style-name="T9">en PHP ?</text:span></text:p>
        </text:list-item>
        <text:list-item>
          <text:p text:style-name="P32">Que fait la fonction htmlspecialchars et que permet-elle de prévenir ?</text:p>
        </text:list-item>
        <text:list-item>
          <text:p text:style-name="P33">Qu’est ce que la POO ?</text:p>
        </text:list-item>
        <text:list-item>
          <text:p text:style-name="P34">Quels sont les avantages <text:span text:style-name="T8">et inconvénients</text:span> de la POO ?</text:p>
        </text:list-item>
        <text:list-item>
          <text:p text:style-name="P34">Qu’est ce qu’une classe ?</text:p>
        </text:list-item>
        <text:list-item>
          <text:p text:style-name="P34">Quelle est la différence entre une classe et une instance ?</text:p>
        </text:list-item>
        <text:list-item>
          <text:p text:style-name="P34">Qu’est ce qu’un attribut ?</text:p>
        </text:list-item>
        <text:list-item>
          <text:p text:style-name="P34">Qu’est ce qu’une méthode ?</text:p>
        </text:list-item>
        <text:list-item>
          <text:p text:style-name="P34">Quelle est la différence entre private, protected et public <text:span text:style-name="T7">et à quel concept font-ils référence ?</text:span></text:p>
        </text:list-item>
        <text:list-item>
          <text:p text:style-name="P35">A quoi sert le constructeur ?</text:p>
        </text:list-item>
        <text:list-item>
          <text:p text:style-name="P35">Qu’est ce qu’une méthode magique ?</text:p>
        </text:list-item>
        <text:list-item>
          <text:p text:style-name="P35">Quelles sont les méthodes magiques que vous connaissez ?</text:p>
        </text:list-item>
        <text:list-item>
          <text:p text:style-name="P36">Qu’est ce que l’héritage et quand peut-on dire qu’il y a héritage entre deux classes ?</text:p>
        </text:list-item>
        <text:list-item>
          <text:p text:style-name="P37">Qu’est ce qu’une classe abstraite ?</text:p>
        </text:list-item>
        <text:list-item>
          <text:p text:style-name="P37">Qu’est ce qu’une interface et à quoi cela sert-il ?</text:p>
        </text:list-item>
        <text:list-item>
          <text:p text:style-name="P38">Qu’est ce qu’une constante de classe et quelle est sa particularité ?</text:p>
        </text:list-item>
        <text:list-item>
          <text:p text:style-name="P39">Qu’est qu’une méthode statique et quelle est sa particularité ?</text:p>
        </text:list-item>
        <text:list-item>
          <text:p text:style-name="P40"><text:soft-page-break/>Qu’est ce qu’u</text:p>
        </text:list-item>
        <text:list-item>
          <text:p text:style-name="P40"/>
        </text:list-item>
        <text:list-item>
          <text:p text:style-name="P40">n trait ?</text:p>
        </text:list-item>
        <text:list-item>
          <text:p text:style-name="P41">PHP est-il un langage à typage strict ?</text:p>
        </text:list-item>
        <text:list-item>
          <text:p text:style-name="P42">Qu’est ce qu’un design pattern ?</text:p>
        </text:list-item>
        <text:list-item>
          <text:p text:style-name="P42">Quels sont les design patterns que vous connaissez et à quoi servent-ils ?</text:p>
        </text:list-item>
        <text:list-item>
          <text:p text:style-name="P43">Qu’est ce que le MVC ?</text:p>
        </text:list-item>
        <text:list-item>
          <text:p text:style-name="P43">Pouvez-vous expliquer à quoi sert chaque couche du MVC ?</text:p>
        </text:list-item>
        <text:list-item>
          <text:p text:style-name="P43">Sur un site ecommerce, je souhaite calculer une réduction et éditer une facture au format PDF, dans quel<text:span text:style-name="T20">le</text:span> couche du MVC je réalise cette action ?</text:p>
        </text:list-item>
        <text:list-item>
          <text:p text:style-name="P44">Qu’est ce qu’une route et à quoi cela sert-il ?</text:p>
        </text:list-item>
        <text:list-item>
          <text:p text:style-name="P45">Qu’est ce que le modèle de maturité de Richardson ?</text:p>
        </text:list-item>
        <text:list-item>
          <text:p text:style-name="P45">Pouvez-vous expliquer ce qu’est technique<text:span text:style-name="T12">ment</text:span> une API rest ?</text:p>
        </text:list-item>
        <text:list-item>
          <text:p text:style-name="P46">Qu’est ce qu’un token et que permet-il <text:span text:style-name="T21">entre autres</text:span> de prévenir ?</text:p>
        </text:list-item>
        <text:list-item>
          <text:p text:style-name="P47">A quoi sert le testing ?</text:p>
        </text:list-item>
        <text:list-item>
          <text:p text:style-name="P47">Quelle est la différence entre un test unitaire et un test fonctionnel ?</text:p>
        </text:list-item>
      </text:list>
      <text:p text:style-name="P2"/>
      <text:p text:style-name="P2">Bases de données :</text:p>
      <text:p text:style-name="P2"/>
      <text:list xml:id="list5819231802864155548" text:style-name="L5">
        <text:list-item>
          <text:p text:style-name="P10">Q<text:span text:style-name="T10">u’est ce qu’un SGBD ?</text:span></text:p>
        </text:list-item>
        <text:list-item>
          <text:p text:style-name="P48">Quels sont les SGBD que vous connaissez ?</text:p>
        </text:list-item>
        <text:list-item>
          <text:p text:style-name="P49">Que signifie CRUD ?</text:p>
        </text:list-item>
        <text:list-item>
          <text:p text:style-name="P50">Pourquoi parle-t-on de bases de données relationnelles ?</text:p>
        </text:list-item>
        <text:list-item>
          <text:p text:style-name="P51">Qu’est ce qu’une clef primaire <text:span text:style-name="T11">et quelles sont ses caractéristiques </text:span>?</text:p>
        </text:list-item>
        <text:list-item>
          <text:p text:style-name="P51">Qu’est ce qu’une clef étrangère <text:span text:style-name="T11">et quelles sont ses caractéristiques </text:span>?</text:p>
        </text:list-item>
        <text:list-item>
          <text:p text:style-name="P52">A quoi sert la clause W<text:span text:style-name="T13">HERE</text:span> ?</text:p>
        </text:list-item>
        <text:list-item>
          <text:p text:style-name="P53">Qu’est ce qu’une jointure ?</text:p>
        </text:list-item>
        <text:list-item>
          <text:p text:style-name="P53">Quelle est la différence entre une jointure à gauche, à droite et interne ?</text:p>
        </text:list-item>
        <text:list-item>
          <text:p text:style-name="P53">Qu’est ce qu’une fonction d’agrégat ?</text:p>
        </text:list-item>
        <text:list-item>
          <text:p text:style-name="P53">Quelles sont les fonctions d’agrégat que vous connaissez ?</text:p>
        </text:list-item>
        <text:list-item>
          <text:p text:style-name="P53">Qu’est ce qu’une fonction scalaire ?</text:p>
        </text:list-item>
        <text:list-item>
          <text:p text:style-name="P53">Quelles sont les fonctions scalaires que vous connaissez ?</text:p>
        </text:list-item>
        <text:list-item>
          <text:p text:style-name="P54">Qu’est ce qu’un allias et à quoi cela sert-il ?</text:p>
        </text:list-item>
        <text:list-item>
          <text:p text:style-name="P55">Quelle est la différence entre <text:span text:style-name="T14">WHERE</text:span> et <text:span text:style-name="T14">HAVING</text:span> ?</text:p>
        </text:list-item>
        <text:list-item>
          <text:p text:style-name="P56">A quoi sert l’opérateur LIKE ?</text:p>
        </text:list-item>
        <text:list-item>
          <text:p text:style-name="P57">Quelles sont les types de relations (cardinalités) entre des tables que vous connaissez ?</text:p>
        </text:list-item>
        <text:list-item>
          <text:p text:style-name="P58">Qu’est ce qu’une injection SQL ?</text:p>
        </text:list-item>
        <text:list-item>
          <text:p text:style-name="P59">Comment se prémunir des injections SQL ?</text:p>
        </text:list-item>
        <text:list-item>
          <text:p text:style-name="P60">Comment stocke-t-on des mots de passe en base de données ?</text:p>
        </text:list-item>
        <text:list-item>
          <text:p text:style-name="P61">Qu’est ce que les opérations en cascade ?</text:p>
        </text:list-item>
        <text:list-item>
          <text:p text:style-name="P62">Qu’est ce qu’un ORM et à quoi cela sert-il ?</text:p>
        </text:list-item>
      </text:list>
      <text:p text:style-name="P2"/>
      <text:p text:style-name="P2">Gestion de projet :</text:p>
      <text:p text:style-name="P2"/>
      <text:list xml:id="list3718884256525489071" text:style-name="L6">
        <text:list-item>
          <text:p text:style-name="P63">Qu’est ce que le versioning ?</text:p>
        </text:list-item>
        <text:list-item>
          <text:p text:style-name="P63">Quel est aujourd’hui l’outil de versioning le plus utilisé ?</text:p>
        </text:list-item>
        <text:list-item>
          <text:p text:style-name="P63">Quelle commande permet de démarrer le versioning d’un projet ?</text:p>
        </text:list-item>
        <text:list-item>
          <text:p text:style-name="P63">Quel dossier représente physiquement l’ensemble du versionig d’un projet et quel<text:span text:style-name="T22">le</text:span> est sa particularité ?</text:p>
        </text:list-item>
        <text:list-item>
          <text:p text:style-name="P64">Qu’est ce qu’une branche ?</text:p>
        </text:list-item>
        <text:list-item>
          <text:p text:style-name="P64">Quel est la branche par défaut de tout projet ?</text:p>
        </text:list-item>
        <text:list-item>
          <text:p text:style-name="P65">A quoi cela sert de créer de nouvelles branches ?</text:p>
        </text:list-item>
        <text:list-item>
          <text:p text:style-name="P66"><text:soft-page-break/>Qu’est ce qu’un commit et quelle commande permet de le réaliser ?</text:p>
        </text:list-item>
        <text:list-item>
          <text:p text:style-name="P67">Qu’est ce que la zone de staging ?</text:p>
        </text:list-item>
        <text:list-item>
          <text:p text:style-name="P68">Pouvez-vous décrire les différentes étapes permettant la réalisation d’un commit ?</text:p>
        </text:list-item>
        <text:list-item>
          <text:p text:style-name="P69">Comment afficher la liste des commits ?</text:p>
        </text:list-item>
        <text:list-item>
          <text:p text:style-name="P69">Comment afficher les différences entre l’<text:span text:style-name="T23">état du</text:span> travail actuel et le dernier commit ?</text:p>
        </text:list-item>
        <text:list-item>
          <text:p text:style-name="P70">Quelles sont les différences entre git et GitHub <text:span text:style-name="T15">(ou Gitlab ou Bitbucket) </text:span>?</text:p>
        </text:list-item>
        <text:list-item>
          <text:p text:style-name="P71">Par convention quel est le nom du serveur distant sur lequel on envoie son travail ?</text:p>
        </text:list-item>
        <text:list-item>
          <text:p text:style-name="P72">Quelle commande permet d’envoyer son travail sur le serveur ?</text:p>
        </text:list-item>
        <text:list-item>
          <text:p text:style-name="P72">Quelle commande permet de récupérer le travail du serveur ?</text:p>
        </text:list-item>
        <text:list-item>
          <text:p text:style-name="P73">Sur le serveur distant quelle action permet d’intégrer le travail d’une branche dans une autre ?</text:p>
        </text:list-item>
        <text:list-item>
          <text:p text:style-name="P73">Q<text:span text:style-name="T16">uelle action doit toujours être effectuée avant d’envoyer son travail sur le serveur distant ?</text:span></text:p>
        </text:list-item>
        <text:list-item>
          <text:p text:style-name="P74">Quelles sont les différences entre les méthodologies séquentielles et agiles ?</text:p>
        </text:list-item>
        <text:list-item>
          <text:p text:style-name="P75">Quelle approche préférez-vous et pourquoi ?</text:p>
        </text:list-item>
        <text:list-item>
          <text:p text:style-name="P76">Qu’est ce qu’une spécification fonctionnelle ?</text:p>
        </text:list-item>
        <text:list-item>
          <text:p text:style-name="P76">Qu’est ce qu’une spécification technique ?</text:p>
        </text:list-item>
        <text:list-item>
          <text:p text:style-name="P77">Qu’est ce qu’une userstory ?</text:p>
        </text:list-item>
        <text:list-item>
          <text:p text:style-name="P78">Qu’est ce qu’un usecase ?</text:p>
        </text:list-item>
        <text:list-item>
          <text:p text:style-name="P79">Qu’est ce qu’un sprint en méthodologie agile ?</text:p>
        </text:list-item>
        <text:list-item>
          <text:p text:style-name="P80">Qu’est ce qu’un kanban <text:span text:style-name="T17">et à quoi cela sert-il </text:span>?</text:p>
        </text:list-item>
        <text:list-item>
          <text:p text:style-name="P81">Que représente le product owner au sein d’une équipe agile ?</text:p>
        </text:list-item>
        <text:list-item>
          <text:p text:style-name="P82">Qu’est ce qu’un diagramme de Gant et à quoi cela sert-il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9:54:47.951730114</meta:creation-date>
    <meta:generator>LibreOffice/5.1.6.2$Linux_X86_64 LibreOffice_project/10m0$Build-2</meta:generator>
    <dc:date>2020-06-08T12:16:28.172903719</dc:date>
    <meta:editing-duration>PT5H9S</meta:editing-duration>
    <meta:editing-cycles>114</meta:editing-cycles>
    <meta:document-statistic meta:table-count="0" meta:image-count="0" meta:object-count="0" meta:page-count="4" meta:paragraph-count="159" meta:word-count="1597" meta:character-count="8630" meta:non-whitespace-character-count="7343"/>
  </office:meta>
</office:document-meta>
</file>